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c97c"/>
    </style:style>
    <style:style style:name="P2" style:family="paragraph" style:parent-style-name="Standard">
      <style:text-properties officeooo:rsid="000cc97c" officeooo:paragraph-rsid="000cc97c"/>
    </style:style>
    <style:style style:name="P3" style:family="paragraph" style:parent-style-name="Standard">
      <style:text-properties officeooo:rsid="000e790a" officeooo:paragraph-rsid="000e79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KETING E ANALISE DO AMBIENTE </text:p>
      <text:p text:style-name="P2">SEGMENTAÇÃO </text:p>
      <text:p text:style-name="P2">ÈTICA APLICADA AO MARKETING</text:p>
      <text:p text:style-name="P2">empresa NVIDIA</text:p>
      <text:p text:style-name="P3">https://www.canva.com/design/DAGXyFiApZ8/WTs-iOgUMvxYRfWQOOqlPA/edit?utm_content=DAGXyFiApZ8&amp;utm_campaign=designshare&amp;utm_medium=link2&amp;utm_source=sharebutt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13:56:20.722000000</meta:creation-date>
    <dc:date>2024-11-28T14:23:05.104000000</dc:date>
    <meta:editing-duration>PT8M14S</meta:editing-duration>
    <meta:editing-cycles>1</meta:editing-cycles>
    <meta:document-statistic meta:table-count="0" meta:image-count="0" meta:object-count="0" meta:page-count="1" meta:paragraph-count="5" meta:word-count="13" meta:character-count="242" meta:non-whitespace-character-count="232"/>
    <meta:generator>LibreOffice/24.2.0.3$Windows_X86_64 LibreOffice_project/da48488a73ddd66ea24cf16bbc4f7b9c08e9bea1</meta:generator>
  </office:meta>
</office:document-meta>
</file>